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uterFunctionMappingTests.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outerFunctionMappingTests.change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outerFunctionMappingTests.nor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outerFunctionMappingTests.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outerFunctionMappingTests.mappedRequestShouldHold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outerFunctionMappingTests.createExchange( String url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